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3f" officeooo:paragraph-rsid="0001ec3f"/>
    </style:style>
    <style:style style:name="P2" style:family="paragraph" style:parent-style-name="Standard">
      <style:text-properties officeooo:rsid="0005c658" officeooo:paragraph-rsid="0005c658"/>
    </style:style>
    <style:style style:name="P3" style:family="paragraph" style:parent-style-name="Standard">
      <style:text-properties fo:font-weight="bold" officeooo:rsid="00063ff3" officeooo:paragraph-rsid="00063ff3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71f19" officeooo:paragraph-rsid="00071f19" style:font-weight-asian="bold" style:font-weight-complex="bold"/>
    </style:style>
    <style:style style:name="P5" style:family="paragraph" style:parent-style-name="Standard">
      <style:text-properties fo:font-weight="bold" officeooo:rsid="00071f19" officeooo:paragraph-rsid="00071f19" style:font-weight-asian="bold" style:font-weight-complex="bold"/>
    </style:style>
    <style:style style:name="P6" style:family="paragraph" style:parent-style-name="Standard">
      <style:text-properties officeooo:rsid="0005c658" officeooo:paragraph-rsid="0005c658"/>
    </style:style>
    <style:style style:name="P7" style:family="paragraph" style:parent-style-name="Standard">
      <style:text-properties fo:font-weight="normal" officeooo:rsid="00071f19" officeooo:paragraph-rsid="00071f19" style:font-weight-asian="normal" style:font-weight-complex="normal"/>
    </style:style>
    <style:style style:name="P8" style:family="paragraph" style:parent-style-name="Standard">
      <style:text-properties fo:font-weight="normal" officeooo:rsid="000aafae" officeooo:paragraph-rsid="000aafae" style:font-weight-asian="normal" style:font-weight-complex="normal"/>
    </style:style>
    <style:style style:name="P9" style:family="paragraph" style:parent-style-name="Standard">
      <style:text-properties fo:font-weight="normal" officeooo:rsid="000bbf62" officeooo:paragraph-rsid="000bbf62" style:font-weight-asian="normal" style:font-weight-complex="normal"/>
    </style:style>
    <style:style style:name="P10" style:family="paragraph" style:parent-style-name="Standard">
      <style:text-properties fo:font-weight="normal" officeooo:rsid="000cbada" officeooo:paragraph-rsid="000cbada" style:font-weight-asian="normal" style:font-weight-complex="normal"/>
    </style:style>
    <style:style style:name="P11" style:family="paragraph" style:parent-style-name="Standard">
      <style:text-properties fo:font-weight="normal" officeooo:rsid="000d66f6" officeooo:paragraph-rsid="000d66f6" style:font-weight-asian="normal" style:font-weight-complex="normal"/>
    </style:style>
    <style:style style:name="P12" style:family="paragraph" style:parent-style-name="Standard">
      <style:text-properties fo:font-weight="normal" officeooo:rsid="000fe1ba" officeooo:paragraph-rsid="000fe1ba" style:font-weight-asian="normal" style:font-weight-complex="normal"/>
    </style:style>
    <style:style style:name="P13" style:family="paragraph" style:parent-style-name="Standard">
      <style:text-properties fo:font-weight="normal" officeooo:rsid="0010ac67" officeooo:paragraph-rsid="0010ac67" style:font-weight-asian="normal" style:font-weight-complex="normal"/>
    </style:style>
    <style:style style:name="P14" style:family="paragraph" style:parent-style-name="Standard">
      <style:text-properties fo:font-weight="normal" officeooo:rsid="0010f8be" officeooo:paragraph-rsid="0010f8be" style:font-weight-asian="normal" style:font-weight-complex="normal"/>
    </style:style>
    <style:style style:name="P15" style:family="paragraph" style:parent-style-name="Standard">
      <style:text-properties fo:font-weight="normal" officeooo:rsid="00155158" officeooo:paragraph-rsid="00155158" style:font-weight-asian="normal" style:font-weight-complex="normal"/>
    </style:style>
    <style:style style:name="T1" style:family="text">
      <style:text-properties officeooo:rsid="000378e5"/>
    </style:style>
    <style:style style:name="T2" style:family="text">
      <style:text-properties officeooo:rsid="00055a85"/>
    </style:style>
    <style:style style:name="T3" style:family="text">
      <style:text-properties officeooo:rsid="0005c65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bada" style:font-style-asian="normal" style:font-style-complex="normal"/>
    </style:style>
    <style:style style:name="T7" style:family="text">
      <style:text-properties fo:font-style="normal" officeooo:rsid="000cdf8f" style:font-style-asian="normal" style:font-style-complex="normal"/>
    </style:style>
    <style:style style:name="T8" style:family="text">
      <style:text-properties fo:font-style="normal" officeooo:rsid="000f0021" style:font-style-asian="normal" style:font-style-complex="normal"/>
    </style:style>
    <style:style style:name="T9" style:family="text">
      <style:text-properties fo:font-style="normal" officeooo:rsid="000f37dd" style:font-style-asian="normal" style:font-style-complex="normal"/>
    </style:style>
    <style:style style:name="T10" style:family="text">
      <style:text-properties fo:font-style="normal" officeooo:rsid="0012ef5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mmes</text:p>
      <text:p text:style-name="Standard"/>
      <text:p text:style-name="P1">- accointer : acointier.</text:p>
      <text:p text:style-name="P1">Erreur numérisation : acointer dans l’index</text:p>
      <text:p text:style-name="P1"/>
      <text:p text:style-name="P1">- <text:span text:style-name="T1">lemmes DMF mais pas présents dans LEM17 (ex : achètement)</text:span></text:p>
      <text:p text:style-name="P1"/>
      <text:p text:style-name="P1">- <text:span text:style-name="T2">adorer/aorer2 : correspondance ? Ou pas ?</text:span></text:p>
      <text:p text:style-name="P1"/>
      <text:p text:style-name="P1">- <text:span text:style-name="T3">agés2 : correspond à agiet1 ?</text:span></text:p>
      <text:p text:style-name="P2">Ça correspond mieux, aussi par rapport au renvoi fait dans TL à Gdf à ajet</text:p>
      <text:p text:style-name="P2"/>
      <text:p text:style-name="P4">POS</text:p>
      <text:p text:style-name="P5"/>
      <text:p text:style-name="P7">- projet Profiterolles prévoit banque UD</text:p>
      <text:p text:style-name="P7"/>
      <text:p text:style-name="P7">problème d’uniformisation des données dans leurs données :</text:p>
      <text:p text:style-name="P7">ADJcar en Cattex, parfois étiqueté NUM, parfois ADJ</text:p>
      <text:p text:style-name="P7">(avec NumType=Card)</text:p>
      <text:p text:style-name="P8">ex. : <text:span text:style-name="T4">li troi compagnon </text:span><text:span text:style-name="T5">(NUM)</text:span></text:p>
      <text:p text:style-name="P9"><text:span text:style-name="T5">mais </text:span><text:span text:style-name="T4">li .vii. rois </text:span><text:span text:style-name="T5">(ADJ)</text:span></text:p>
      <text:p text:style-name="P9"><text:span text:style-name="T5"/></text:p>
      <text:p text:style-name="P9"><text:span text:style-name="T5">→ </text:span><text:span text:style-name="T6">semble plus souvent NUM </text:span><text:span text:style-name="T7">(13 ADJ contre 124 NUM)</text:span></text:p>
      <text:p text:style-name="P9"><text:span text:style-name="T6"/></text:p>
      <text:p text:style-name="P10"><text:span text:style-name="T5">++ erreur d’étiquetage (</text:span><text:span text:style-name="T4">premier </text:span><text:span text:style-name="T5">étiqueté en cardinal)</text:span></text:p>
      <text:p text:style-name="P10"><text:span text:style-name="T5"/></text:p>
      <text:p text:style-name="P10"><text:span text:style-name="T5"/></text:p>
      <text:p text:style-name="P11"><text:span text:style-name="T8">par contre, </text:span><text:span text:style-name="T5">ADJ pour ADJord</text:span></text:p>
      <text:p text:style-name="P11"><text:span text:style-name="T5">31 </text:span><text:span text:style-name="T8">vs 2 NUM</text:span></text:p>
      <text:p text:style-name="P11"><text:span text:style-name="T8"/></text:p>
      <text:p text:style-name="P11"><text:span text:style-name="T8">→ </text:span><text:span text:style-name="T9">des inversions DET et ADJ pour les ordinaux</text:span></text:p>
      <text:p text:style-name="P11"><text:span text:style-name="T9"/></text:p>
      <text:p text:style-name="P11"><text:span text:style-name="T9"/></text:p>
      <text:p text:style-name="P12"><text:span text:style-name="T9">R</text:span><text:span text:style-name="T5">ED : soit X, soit SCONJ</text:span></text:p>
      <text:p text:style-name="P13"><text:span text:style-name="T5">ETR : soit X, soit NOUN</text:span></text:p>
      <text:p text:style-name="P13"><text:span text:style-name="T5"/></text:p>
      <text:p text:style-name="P13"><text:span text:style-name="T5"/></text:p>
      <text:p text:style-name="P14"><text:span text:style-name="T5">! Les formes agglutinées sont indiquées dans la syntaxe.</text:span></text:p>
      <text:p text:style-name="P14"><text:span text:style-name="T10">j</text:span><text:span text:style-name="T5">ol → nsubj:obj</text:span></text:p>
      <text:p text:style-name="P14"><text:span text:style-name="T5"/></text:p>
      <text:p text:style-name="P15"><text:span text:style-name="T5">La présence de AUX pour les auxiliaires !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1:42:11.426410042</meta:creation-date>
    <dc:date>2024-01-30T16:11:25.381503815</dc:date>
    <meta:editing-duration>P1DT4H15M13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155" meta:character-count="849" meta:non-whitespace-character-count="718"/>
  </office:meta>
</office:document-meta>
</file>